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1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1"/>
    </style:style>
    <style:style style:name="P4" style:family="paragraph" style:parent-style-name="Table_20_Contents">
      <style:paragraph-properties fo:text-align="center" style:justify-single-word="false"/>
      <style:text-properties style:font-name="Calibri1"/>
    </style:style>
    <style:style style:name="P5" style:family="paragraph" style:parent-style-name="Table_20_Contents">
      <style:text-properties style:font-name="Calibri1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7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8" style:family="paragraph" style:parent-style-name="Standard">
      <style:paragraph-properties fo:margin-top="0cm" fo:margin-bottom="0.051cm"/>
      <style:text-properties style:font-name="Calibri1" fo:font-weight="bold" style:font-weight-asian="bold"/>
    </style:style>
    <style:style style:name="P9" style:family="paragraph" style:parent-style-name="Standard">
      <style:paragraph-properties fo:margin-top="0cm" fo:margin-bottom="0.051cm"/>
      <style:text-properties style:font-name="Calibri1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1" style:family="paragraph" style:parent-style-name="Standard">
      <style:text-properties style:font-name="Calibri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style:style style:name="T5" style:family="text">
      <style:text-properties fo:font-size="11pt" style:font-name-asian="Calibri" style:font-size-asian="11pt" style:font-name-complex="Calibri" style:font-size-complex="11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Jerome De Potter</text:p>
      <text:p text:style-name="P8">PHASE: Construction des solutions</text:p>
      <text:p text:style-name="P9">SOUS-PHASE: Solution standard ERP</text:p>
      <text:p text:style-name="P9">SEMAINE : 7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1"><text:span text:style-name="T5">Sol. Standard – Gestion Maintenance</text:span>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1h30</text:p>
          </table:table-cell>
        </table:table-row>
        <table:table-row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11"><text:span text:style-name="T5">Sol. Standard – Génération rapport</text:span>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2h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9</meta:editing-cycles>
    <meta:editing-duration>PT19M53S</meta:editing-duration>
    <meta:generator>LibreOffice/3.3$Win32 LibreOffice_project/330m19$Build-6</meta:generator>
    <meta:initial-creator>Gartu Stefana</meta:initial-creator>
    <dc:date>2011-02-22T18:26:49.65</dc:date>
    <meta:document-statistic meta:table-count="1" meta:image-count="0" meta:object-count="0" meta:page-count="1" meta:paragraph-count="19" meta:word-count="47" meta:character-count="285"/>
  </office:meta>
</office:document-meta>
</file>